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Sheet5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573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4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7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273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508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A1:Sheet2.C47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2" table:target-range-address="Sheet3.G29:Sheet3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05:15:37.835887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4-27T15:21:47.724398927</dc:date>
    <meta:editing-duration>PT13H48M32S</meta:editing-duration>
    <meta:editing-cycles>10</meta:editing-cycles>
    <meta:generator>LibreOffice/4.2.8.2$Linux_X86_64 LibreOffice_project/420m0$Build-2</meta:generator>
    <meta:document-statistic meta:table-count="5" meta:cell-count="847" meta:object-count="0"/>
  </office:meta>
</office:document-meta>
</file>